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DynaClass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ynaClass.introspect( ResultSet result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DBCDynaClass.getDyna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ynaClas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ynaClass.getDyna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BCDynaClass.loadClass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DBCDynaClass.getObject( ResultSet resultSet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DBCDynaClass.createDynaProperty( ResultSetMetaData metadata , int i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DBCDynaClass.getColumnNam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